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nt out output exactly. <text:s/>They do character by character checking. INCLUDING Decimal Formatting.</text:p>
      <text:p text:style-name="Standard"/>
      <text:p text:style-name="Standard">Java 1.6.0u33 standard libraries</text:p>
      <text:p text:style-name="Standard"/>
      <text:p text:style-name="Standard">Don't pull out cell phone!</text:p>
      <text:p text:style-name="Standard"/>
      <text:p text:style-name="Standard">Command shell:</text:p>
      <text:list xml:id="list1300939473" text:style-name="L2">
        <text:list-item>
          <text:p text:style-name="P2">you have basic commands like copy</text:p>
        </text:list-item>
        <text:list-item>
          <text:p text:style-name="P2">you have C man pages, linux man pages, <text:span text:style-name="T1">maybe</text:span> C++ pages</text:p>
        </text:list-item>
      </text:list>
      <text:p text:style-name="Standard"/>
      <text:p text:style-name="Standard">What to bring:</text:p>
      <text:list xml:id="list2091925244" text:style-name="L1">
        <text:list-item>
          <text:p text:style-name="P1">Solutions to past programs you've written.</text:p>
        </text:list-item>
        <text:list-item>
          <text:p text:style-name="P1">Templates for standard input loops and output loops</text:p>
        </text:list-item>
        <text:list-item>
          <text:p text:style-name="P1">Paper form.</text:p>
        </text:list-item>
        <text:list-item>
          <text:p text:style-name="P1">API for classes you think you will need.</text:p>
        </text:list-item>
        <text:list-item>
          <text:p text:style-name="P1">Data Structures and Algorithms book (Prof. McGuire, Trefftz, Kalafut may have that book in java)</text:p>
        </text:list-item>
        <text:list-item>
          <text:p text:style-name="P1">Discrete Structures</text:p>
        </text:list-item>
        <text:list-item>
          <text:p text:style-name="P1">Print out Gregorian Calendar library for Java. <text:s/>If you need dates, it is so much easier to subtract Date objects.</text:p>
        </text:list-item>
        <text:list-item>
          <text:p text:style-name="P1"/>
        </text:list-item>
      </text:list>
      <text:p text:style-name="Standard"/>
      <text:p text:style-name="Standard">UVA online judge has some regionals and all finals</text:p>
      <text:p text:style-name="Standard">Prof. Kalafut's email has an online judge for all past problems.</text:p>
      <text:list xml:id="list779711932" text:style-name="L3">
        <text:list-item>
          <text:p text:style-name="P3">Try submitting programs you know won't work to see the error message it will give you</text:p>
        </text:list-item>
      </text:list>
      <text:p text:style-name="Standard"/>
      <text:p text:style-name="Standard">to print, type in terminal: “lpr filename”</text:p>
      <text:p text:style-name="Standard">Bring paper to write out solutions on.</text:p>
      <text:p text:style-name="Standard"/>
      <text:p text:style-name="Standard">You can see who is solving what problems during the contest. <text:s/>Work on the problems that are getting done the most.</text:p>
      <text:p text:style-name="Standard"/>
      <text:p text:style-name="Standard">Compile often. <text:s/>Backup often. Don't submit often.</text:p>
      <text:p text:style-name="Standard">Incremental coding is not bad idea.</text:p>
      <text:p text:style-name="Standard"/>
      <text:p text:style-name="Standard">At the end of competition, just submit what ever you have left. <text:s/>You don't get points off for multiple tries. Only less points if you get the final solution.</text:p>
      <text:p text:style-name="Standard"/>
      <text:p text:style-name="Standard">Give exact output given in documentation!!!</text:p>
      <text:p text:style-name="Standard"/>
      <text:p text:style-name="Standard">You can print out your solutions as you go for debugging.</text:p>
      <text:list xml:id="list2056391005" text:style-name="L4">
        <text:list-item>
          <text:p text:style-name="P4">For example, three people all working on debugging three different programs.</text:p>
        </text:list-item>
      </text:list>
      <text:p text:style-name="Standard"/>
      <text:p text:style-name="Standard">Type in sample input and output exactly, then use a diff on your output to their output.</text:p>
      <text:list xml:id="list1952811263" text:style-name="L5">
        <text:list-item>
          <text:p text:style-name="P5">ex. B.sample.in B.sample.out</text:p>
        </text:list-item>
        <text:list-item>
          <text:p text:style-name="P5">java B &lt; B.sample.in | cmp B.sample.out (could use diff too)</text:p>
        </text:list-item>
      </text:list>
      <text:p text:style-name="Standard"/>
      <text:p text:style-name="Standard">Create template code and then copy this over for everyt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ffman </meta:initial-creator>
    <meta:creation-date>2013-10-25T13:11:35</meta:creation-date>
    <meta:document-statistic meta:table-count="0" meta:image-count="0" meta:object-count="0" meta:page-count="1" meta:paragraph-count="30" meta:word-count="300" meta:character-count="1701" meta:non-whitespace-character-count="1439"/>
    <dc:date>2013-10-25T14:36:55</dc:date>
    <dc:creator>Hoffman </dc:creator>
    <meta:editing-duration>PT39M9S</meta:editing-duration>
    <meta:editing-cycles>1</meta:editing-cycles>
    <meta:generator>LibreOffice/3.4$Unix LibreOffice_project/340m1$Build-502</meta:generator>
  </office:meta>
</office:document-meta>
</file>